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>Generating instructions </text:span></text:p>
            <text:p text:style-name="P1"><text:span text:style-name="T1">in virtual environments</text:span></text:p>
            <text:p text:style-name="P1"><text:span text:style-name="T1"/></text:p>
            <text:p text:style-name="P1"><text:span text:style-name="T2">Luciana Benotti</text:span></text:p>
            <text:p text:style-name="P1"><text:span text:style-name="T3">luciana.benotti@gmail.com</text:span></text:p>
            <text:p text:style-name="P1"><text:span text:style-name="T4">Equipo PLN – Universidad Nacional de Cordoba</text:span></text:p>
            <text:p text:style-name="P1"><text:span text:style-name="T4">INRIA Nancy Grand 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Empecemos con una demo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yecto: Extender un sistema que genera instrucciones en mundos virtuale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uciana Benotti</meta:initial-creator>
    <meta:creation-date>2010-06-25T18:40:14</meta:creation-date>
    <meta:editing-duration>PT00H11M11S</meta:editing-duration>
    <meta:editing-cycles>6</meta:editing-cycles>
    <dc:date>2010-06-25T18:51:15</dc:date>
    <dc:creator>Luciana Benotti</dc:creator>
    <meta:generator>OpenOffice.org/3.1$Linux OpenOffice.org_project/310m19$Build-9420</meta:generator>
    <meta:document-statistic meta:object-count="28"/>
  </office:meta>
</office:document-meta>
</file>